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sou" svg:font-family="Csou"/>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0pt" style:font-size-asian="20pt" style:font-size-complex="20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style:font-name="Source Code Pro"/>
    </style:style>
    <style:style style:name="P5" style:family="paragraph" style:parent-style-name="Standard">
      <style:text-properties style:font-name="Source Code Pro" officeooo:paragraph-rsid="001d49f8"/>
    </style:style>
    <style:style style:name="T1" style:family="text">
      <style:text-properties fo:language="en" fo:country="US"/>
    </style:style>
    <style:style style:name="T2" style:family="text">
      <style:text-properties fo:language="en" fo:country="US" officeooo:rsid="001898ab"/>
    </style:style>
    <style:style style:name="T3" style:family="text">
      <style:text-properties fo:language="en" fo:country="US" officeooo:rsid="001b4a60"/>
    </style:style>
    <style:style style:name="T4" style:family="text">
      <style:text-properties fo:language="en" fo:country="US" officeooo:rsid="001d49f8"/>
    </style:style>
    <style:style style:name="T5" style:family="text">
      <style:text-properties style:font-name="Source Code Pro"/>
    </style:style>
    <style:style style:name="T6" style:family="text">
      <style:text-properties style:font-name="Source Code Pro" fo:language="en" fo:country="US" officeooo:rsid="001898ab"/>
    </style:style>
    <style:style style:name="T7" style:family="text">
      <style:text-properties style:font-name="Source Code Pro" fo:language="en" fo:country="US" officeooo:rsid="001b4a60"/>
    </style:style>
    <style:style style:name="T8" style:family="text">
      <style:text-properties style:font-name="Source Code Pro" fo:language="en" fo:country="GB"/>
    </style:style>
    <style:style style:name="T9" style:family="text">
      <style:text-properties style:font-name="Arial" fo:language="en" fo:country="US" officeooo:rsid="001d49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 for TVM v0.3.3</text:p>
      <text:p text:style-name="Standard"/>
      <text:p text:style-name="P3">Section A. Handbook of TA0.</text:p>
      <text:p text:style-name="Standard"/>
      <text:p text:style-name="P1">TA0 is a development-oriented assembler for TVM.</text:p>
      <text:p text:style-name="P1"><text:span text:style-name="T2">Commands</text:span> orders TVM which she performs consistently.</text:p>
      <text:p text:style-name="P1">Flags-define the state of the command or the way it is executed.</text:p>
      <text:p text:style-name="P1">Directives are special instructions to the interpreter.</text:p>
      <text:p text:style-name="P1"/>
      <text:p text:style-name="P1">General view of the command: [ instruction ] [ flag ] [ data / second flag ]</text:p>
      <text:p text:style-name="P1"/>
      <text:p text:style-name="P1">The names of all commands beginning with <text:span text:style-name="T5">$</text:span>, the names of all the flags begins from <text:span text:style-name="T5">_$ </text:span>the names of all directives begin with <text:span text:style-name="T5">_</text:span></text:p>
      <text:p text:style-name="Standard"/>
      <text:p text:style-name="P1">List of directives:</text:p>
      <text:p text:style-name="P1"/>
      <text:p text:style-name="P1"><text:span text:style-name="T5">_MAIN</text:span> Directive defines the beginning of the program execution.</text:p>
      <text:p text:style-name="P1"><text:span text:style-name="T5">_</text:span><text:span text:style-name="T8">POINT</text:span> creates a label that can be navigated to using <text:span text:style-name="T5">$JUMP</text:span> with the following syntax: <text:span text:style-name="T5">[ _POINT ] [ label number ]</text:span></text:p>
      <text:p text:style-name="P1"><text:span text:style-name="T5">_EB</text:span> end of block</text:p>
      <text:p text:style-name="P1"><text:span text:style-name="T5">_END</text:span> end of program</text:p>
      <text:p text:style-name="P1"><text:span text:style-name="T5">_RESTART</text:span> the beginning of the execution of the program first</text:p>
      <text:p text:style-name="P1"><text:span text:style-name="T5">_QUIT</text:span> discontinuance of the program</text:p>
      <text:p text:style-name="P1"><text:span text:style-name="T5">_</text:span><text:span text:style-name="T6">CLEAR</text:span> erasing program code syntax: <text:span text:style-name="T5">[ _CLEAR ] [ Flag ]</text:span> if <text:span text:style-name="T5">ALL</text:span> is passed as a flag, then all code before calling _CLEAR will be removed from the program, if a number is passed, then the line of code under the number equal to the passed number will be erased</text:p>
      <text:p text:style-name="P1"><text:span text:style-name="T5">_DEB</text:span> is used in the development of TVM, displays the number of the interpreted cell</text:p>
      <text:p text:style-name="P1"><text:span text:style-name="T5">_RUN</text:span> runs the program without compiling</text:p>
      <text:p text:style-name="P1"><text:span text:style-name="T5">_toNCP</text:span>(filename) compiles the program to .ncp file</text:p>
      <text:p text:style-name="P1"><text:span text:style-name="T5">_COM</text:span> compiles and runs the program</text:p>
      <text:p text:style-name="Standard"/>
      <text:p text:style-name="P1">List of flags:</text:p>
      <text:p text:style-name="P1"/>
      <text:p text:style-name="P1"><text:span text:style-name="T5">_$STDI</text:span> Standard numeric flag indicating that data is a number</text:p>
      <text:p text:style-name="P1"><text:span text:style-name="T5">_$STDA</text:span> Standard address flag indicating that the data is an address</text:p>
      <text:p text:style-name="P1"><text:span text:style-name="T5">_$STDC</text:span> Standard character flag indicating that the data is an ASCII character</text:p>
      <text:p text:style-name="P1"><text:span text:style-name="T5">_$CWR</text:span> Flag display without register</text:p>
      <text:p text:style-name="P1"><text:span text:style-name="T5">_$VWR</text:span> Flag output numbers without register</text:p>
      <text:p text:style-name="P1"><text:span text:style-name="T5">_$DATA</text:span> Flag defines data syntax: <text:span text:style-name="T5">[ _$DATA ] [ Data ]</text:span></text:p>
      <text:p text:style-name="P1"><text:span text:style-name="T5">_$COND</text:span> condition Flag used by <text:span text:style-name="T5">$JUMP</text:span></text:p>
      <text:p text:style-name="P1"/>
      <text:p text:style-name="P1">List of commands:</text:p>
      <text:p text:style-name="P1"/>
      <text:p text:style-name="P1"><text:span text:style-name="T5">$CRG</text:span> to select a register n for the record, setaxis: <text:span text:style-name="T5">&lt;$CRG&gt; &lt;Flag&gt; &lt;Register&gt;</text:span></text:p>
      <text:p text:style-name="P1"><text:span text:style-name="T5">$CRC</text:span> to select the cell m to record, setaxis: <text:span text:style-name="T5">&lt;$CRC&gt; &lt;Flag&gt; &lt;Cell&gt;</text:span></text:p>
      <text:p text:style-name="P1"><text:span text:style-name="T5">$PRG</text:span> put a value in cell 0 of register n, setaxis: <text:span text:style-name="T5">&lt;$PRG&gt; &lt;Flag&gt; &lt;Data&gt;</text:span></text:p>
      <text:p text:style-name="P1"><text:span text:style-name="T5">$PRC</text:span> to put data in the cell with the address register number n cell number m, setaxis: <text:span text:style-name="T5">&lt;$PRC&gt; &lt;Flag&gt; &lt;Data&gt;</text:span></text:p>
      <text:p text:style-name="P1"><text:span text:style-name="T5">$CRGI</text:span> shortcut for <text:span text:style-name="T5">CRG</text:span> flag <text:span text:style-name="T5">_$STDI</text:span>, setaxis: <text:span text:style-name="T5">&lt;$CRGI&gt; &lt;Data&gt;</text:span></text:p>
      <text:p text:style-name="P1"><text:soft-page-break/><text:span text:style-name="T5">$CRCI</text:span> shortcut for <text:span text:style-name="T5">CRC</text:span> flag <text:span text:style-name="T5">_$STDI</text:span> setaxis: <text:span text:style-name="T5">&lt;$CRСI&gt; &lt;Data&gt;</text:span></text:p>
      <text:p text:style-name="P1"><text:span text:style-name="T5">$PRGI</text:span> shortcut for <text:span text:style-name="T5">PRG</text:span> flag <text:span text:style-name="T5">_$STDI</text:span> setaxis: <text:span text:style-name="T5">&lt;$PRGI&gt; &lt;Data&gt;</text:span></text:p>
      <text:p text:style-name="P1"><text:span text:style-name="T5">$PRCI</text:span> shortcut for <text:span text:style-name="T5">PRC</text:span> flag <text:span text:style-name="T5">_$STDI</text:span> setaxis: <text:span text:style-name="T5">&lt;$PRCI&gt; &lt;Data&gt;</text:span></text:p>
      <text:p text:style-name="P1"><text:span text:style-name="T5">$CRGA</text:span> shortcut for <text:span text:style-name="T5">CRG</text:span> flag <text:span text:style-name="T5">_$STDA</text:span> setaxis: <text:span text:style-name="T5">&lt;$CRGA&gt; &lt;Data&gt;</text:span></text:p>
      <text:p text:style-name="P1"><text:span text:style-name="T5">$CRCA</text:span> shortcut for <text:span text:style-name="T5">CRC</text:span> flag <text:span text:style-name="T5">_$STDA</text:span> setaxis: <text:span text:style-name="T5">&lt;$CRCA&gt; &lt;Data&gt;</text:span></text:p>
      <text:p text:style-name="P1"><text:span text:style-name="T5">$PRGA</text:span> shortcut for <text:span text:style-name="T5">PRG</text:span> flag <text:span text:style-name="T5">_$STDA</text:span> setaxis: <text:span text:style-name="T5">&lt;$PRGA&gt; &lt;Data&gt;</text:span></text:p>
      <text:p text:style-name="P1"><text:span text:style-name="T5">$PRCA</text:span> shortcut for <text:span text:style-name="T5">PRC</text:span> flag <text:span text:style-name="T5">_$STDA</text:span> setaxis: <text:span text:style-name="T5">&lt;$PRCI&gt; &lt;Data&gt;</text:span></text:p>
      <text:p text:style-name="P1"><text:span text:style-name="T5">$JUMP</text:span> jump to a label <text:span text:style-name="T5">_POINT</text:span> number syntax: <text:span text:style-name="T5">$JUMP &lt;label number&gt;</text:span></text:p>
      <text:p text:style-name="P1"><text:span text:style-name="T5">$COM</text:span> use the particular <text:span text:style-name="T3">command</text:span> setaxis: <text:span text:style-name="T5">&lt;$COM&gt; &lt;</text:span><text:span text:style-name="T7">command</text:span><text:span text:style-name="T5"> Number&gt;</text:span></text:p>
      <text:p text:style-name="P1"><text:span text:style-name="T5">$SMEM()</text:span> direct memory access and modify setaxis: <text:span text:style-name="T5">&lt;$SMEM(cell, value)&gt;</text:span></text:p>
      <text:p text:style-name="P1"><text:span text:style-name="T5">$GMEM()</text:span> a direct appeal to the memory cell and getting the value from it setaxis: <text:span text:style-name="T5">&lt;$GMEM(memory number)&gt;</text:span></text:p>
      <text:p text:style-name="P1"><text:span text:style-name="T5">$GREG() </text:span>direct address to register syntax: <text:span text:style-name="T5">&lt;$GREG(nomarriage, numeriacal)&gt;</text:span></text:p>
      <text:p text:style-name="P1"><text:span text:style-name="T5">$PUT </text:span>output syntax: <text:span text:style-name="T5">&lt;$PUT&gt; &lt;Flag&gt; &lt;Data&gt;</text:span></text:p>
      <text:p text:style-name="P1"><text:span text:style-name="T5">$PUTV</text:span> output numeric value from register syntax: <text:span text:style-name="T5">&lt;$PUTV&gt; &lt;register Number&gt;</text:span></text:p>
      <text:p text:style-name="P1"><text:span text:style-name="T5">$PUTC</text:span> output character value from register syntax: <text:span text:style-name="T5">&lt;$PUTC&gt; &lt;register Number&gt;</text:span></text:p>
      <text:p text:style-name="P1"><text:span text:style-name="T5">$PUTVWR</text:span> output numeric value without the participation of a register syntax: <text:span text:style-name="T5">&lt;$PUTVWR&gt; &lt;Output value&gt;</text:span></text:p>
      <text:p text:style-name="P1"><text:span text:style-name="T5">$PUTCWR</text:span> output character value without the participation of a register syntax: <text:span text:style-name="T5">&lt;$PUTCWR&gt; &lt;Code output&gt;</text:span></text:p>
      <text:p text:style-name="P1"><text:span text:style-name="T5">$PUTA</text:span> output battery value syntax: <text:span text:style-name="T5">&lt;$PUTA&gt;</text:span></text:p>
      <text:p text:style-name="Standard"/>
      <text:p text:style-name="P1">Section B. the code examples on the TA0</text:p>
      <text:p text:style-name="P1"/>
      <text:p text:style-name="P1">Example <text:span text:style-name="T3">#</text:span>1: to Put the value 123 into a cell of the register with address 1, 0</text:p>
      <text:p text:style-name="Standard"/>
      <text:p text:style-name="P4">_MAIN // program start Point</text:p>
      <text:p text:style-name="P4">$CRGI 1; // select register 1</text:p>
      <text:p text:style-name="P4">$CRCI 0; // Select cell 0 of register 1</text:p>
      <text:p text:style-name="P4">$PRCI 123; // Put the value at the selected coordinates</text:p>
      <text:p text:style-name="P4">_END // end of program</text:p>
      <text:p text:style-name="P4">_RUN // starting the interpreter</text:p>
      <text:p text:style-name="P4"/>
      <text:p text:style-name="P1">Example #2: Get the value of a readable memory cell</text:p>
      <text:p text:style-name="Standard"/>
      <text:p text:style-name="P4">_MAIN // program start Point</text:p>
      <text:p text:style-name="P4">_DEB // Getting a readable cell</text:p>
      <text:p text:style-name="P4">_END // end of program</text:p>
      <text:p text:style-name="P4">_RUN // starting the interpreter</text:p>
      <text:p text:style-name="Standard"/>
      <text:p text:style-name="P1">Example <text:span text:style-name="T3">#</text:span>3: Copy content from cell a to cell b</text:p>
      <text:p text:style-name="Standard"/>
      <text:p text:style-name="P4">_MAIN // program start Point</text:p>
      <text:p text:style-name="P4">$CRGA R15; // Select register 1 cell 5</text:p>
      <text:p text:style-name="P4">$PRCI 123; // Put there 123</text:p>
      <text:p text:style-name="P4">$PRCA R15; // Choose where to copy</text:p>
      <text:p text:style-name="P4">_$DATA R16; // Choose where to copy</text:p>
      <text:p text:style-name="P4">_END // end of program</text:p>
      <text:p text:style-name="P4">_RUN // starting the interpreter</text:p>
      <text:p text:style-name="Standard"><text:soft-page-break/></text:p>
      <text:p text:style-name="P1">Explanations. Here we use the <text:span text:style-name="T5">$CRGA</text:span> instruction which takes <text:span text:style-name="T5">R15</text:span> as a flag which means that we choose 1 register and 5 cell, also if we wrote <text:span text:style-name="T5">R84</text:span> we would choose 8 register and 4 cell. Next, <text:span text:style-name="T5">$PRCI</text:span> is used which puts a value in the selected register, in our case it is 123. It also uses the statement <text:span text:style-name="T5">$PRCA</text:span> which has a second purpose, if you pass <text:span text:style-name="T3">PRCA</text:span> the <text:span text:style-name="T7">STDA</text:span> flag, it will copy the value from its flag to its data (in our case, the flag is the register <text:span text:style-name="T5">R15</text:span>, and the data is the register <text:span text:style-name="T5">R16</text:span>).</text:p>
      <text:p text:style-name="Standard"/>
      <text:p text:style-name="P1">Example #4: <text:span text:style-name="T3">R</text:span>egister value Output</text:p>
      <text:p text:style-name="Standard"/>
      <text:p text:style-name="P4">_MAIN</text:p>
      <text:p text:style-name="P4">$CRGA R15;</text:p>
      <text:p text:style-name="P4">$PRCI 123;</text:p>
      <text:p text:style-name="P4">$PUT // register value Output</text:p>
      <text:p text:style-name="P4">_$DATA R15; // which register To output</text:p>
      <text:p text:style-name="P4">_END // end of program</text:p>
      <text:p text:style-name="P4">_RUN // Interpretation</text:p>
      <text:p text:style-name="Standard"/>
      <text:p text:style-name="P1">Example #5: Hello world! (1)</text:p>
      <text:p text:style-name="Standard"/>
      <text:p text:style-name="P4">_MAIN</text:p>
      <text:p text:style-name="P4">$CRGA R20;</text:p>
      <text:p text:style-name="P4"><text:s text:c="8"/>$PRCI 72; /* H */</text:p>
      <text:p text:style-name="P4"><text:s text:c="8"/>$PUTC R20;</text:p>
      <text:p text:style-name="P4"/>
      <text:p text:style-name="P4"><text:s text:c="8"/>$CRGA R21;</text:p>
      <text:p text:style-name="P4"><text:s text:c="8"/>$PRCI 101; /* e */</text:p>
      <text:p text:style-name="P4"><text:s text:c="8"/>$PUTC R21;</text:p>
      <text:p text:style-name="P4"/>
      <text:p text:style-name="P4"><text:s text:c="8"/>$CRGA R22;</text:p>
      <text:p text:style-name="P4"><text:s text:c="8"/>$PRCI 108; /* l */</text:p>
      <text:p text:style-name="P4"><text:s text:c="8"/>$PUTC R22;</text:p>
      <text:p text:style-name="P4"/>
      <text:p text:style-name="P4"><text:s text:c="8"/>$CRGA R23;</text:p>
      <text:p text:style-name="P4"><text:s text:c="8"/>$PRCI 108; /* l */</text:p>
      <text:p text:style-name="P4"><text:s text:c="8"/>$PUTC R23;</text:p>
      <text:p text:style-name="P4"/>
      <text:p text:style-name="P4"><text:s text:c="8"/>$CRGA R24;</text:p>
      <text:p text:style-name="P4"><text:s text:c="8"/>$PRCI 111; /* o */</text:p>
      <text:p text:style-name="P4"><text:s text:c="8"/>$PUTC R24;</text:p>
      <text:p text:style-name="P4"/>
      <text:p text:style-name="P4"><text:s text:c="8"/>$CRGA R25;</text:p>
      <text:p text:style-name="P4"><text:s text:c="8"/>$PRCI 32; /* space */</text:p>
      <text:p text:style-name="P4"><text:s text:c="8"/>$PUTC R25;</text:p>
      <text:p text:style-name="P4"/>
      <text:p text:style-name="P4"><text:s text:c="8"/>$CRGA R26;</text:p>
      <text:p text:style-name="P4"><text:s text:c="8"/>$PRCI 119; /* w */</text:p>
      <text:p text:style-name="P4"><text:s text:c="8"/>$PUTC R26;</text:p>
      <text:p text:style-name="P4"><text:soft-page-break/></text:p>
      <text:p text:style-name="P4"><text:s text:c="8"/>$CRGA R27;</text:p>
      <text:p text:style-name="P4"><text:s text:c="8"/>$PRCI 111; /* o */</text:p>
      <text:p text:style-name="P4"><text:s text:c="8"/>$PUTC R27;</text:p>
      <text:p text:style-name="P4"/>
      <text:p text:style-name="P4"><text:s text:c="8"/>$CRGA R28;</text:p>
      <text:p text:style-name="P4"><text:s text:c="8"/>$PRCI 114; /* r */</text:p>
      <text:p text:style-name="P4"><text:s text:c="8"/>$PUTC R28;</text:p>
      <text:p text:style-name="P4"/>
      <text:p text:style-name="P4"><text:s text:c="8"/>$CRGA R30;</text:p>
      <text:p text:style-name="P4"><text:s text:c="8"/>$PRCI 108; /* l */</text:p>
      <text:p text:style-name="P4"><text:s text:c="8"/>$PUTC R30;</text:p>
      <text:p text:style-name="P4"/>
      <text:p text:style-name="P4"><text:s text:c="8"/>$CRGA R31;</text:p>
      <text:p text:style-name="P4"><text:s text:c="8"/>$PRCI 100; /* d */</text:p>
      <text:p text:style-name="P4"><text:s text:c="8"/>$PUTC R31;</text:p>
      <text:p text:style-name="P4"/>
      <text:p text:style-name="P4"><text:s text:c="8"/>$CRGA R32;</text:p>
      <text:p text:style-name="P4"><text:s text:c="8"/>$PRCI 33;/* ! */</text:p>
      <text:p text:style-name="P4"><text:s text:c="8"/>$PUTC R32;</text:p>
      <text:p text:style-name="P4"/>
      <text:p text:style-name="P4"><text:s text:c="4"/>_END / / end of program</text:p>
      <text:p text:style-name="P4"><text:s text:c="4"/>_RUN / / Interpretation</text:p>
      <text:p text:style-name="Standard"/>
      <text:p text:style-name="P1">Example # 6: Hello world! (2)</text:p>
      <text:p text:style-name="Standard"/>
      <text:p text:style-name="P4">_MAIN</text:p>
      <text:p text:style-name="P4">$PUTCWR 72; /* H */</text:p>
      <text:p text:style-name="P4">$PUTCWR 101; /* e */</text:p>
      <text:p text:style-name="P4">$PUTCWR 108; /* l */</text:p>
      <text:p text:style-name="P4">$PUTCWR 108; /* l */</text:p>
      <text:p text:style-name="P4">$PUTCWR 111; /* o */</text:p>
      <text:p text:style-name="P4">$PUTCWR 32; /* space */</text:p>
      <text:p text:style-name="P4"/>
      <text:p text:style-name="P4">$PUTCWR 119; /* w */</text:p>
      <text:p text:style-name="P4">$PUTCWR 111; /* o */</text:p>
      <text:p text:style-name="P4">$PUTCWR 114; /* r */</text:p>
      <text:p text:style-name="P4">$PUTCWR 108; /* l */</text:p>
      <text:p text:style-name="P4">$PUTCWR 100; /* d */</text:p>
      <text:p text:style-name="P4">$PUTCWR 33;/* ! */</text:p>
      <text:p text:style-name="P4"/>
      <text:p text:style-name="P4">_END // end of program</text:p>
      <text:p text:style-name="P4">_RUN // Interpretation</text:p>
      <text:p text:style-name="Standard"/>
      <text:p text:style-name="P1">Explanations. In the first example, we first put the desired letter in the register, and then print it. However, the disadvantages of this method are obvious, in addition to monstrous code, it also takes a lot of register memory. Therefore, it is preferable of course the second option in which we just directly output characters.</text:p>
      <text:p text:style-name="P1"/>
      <text:p text:style-name="P1"><text:soft-page-break/>Example 7: entering values from the register into the <text:span text:style-name="T4">accumulator</text:span></text:p>
      <text:p text:style-name="Standard"/>
      <text:p text:style-name="Standard">_<text:span text:style-name="T5">MAIN // start of program execution</text:span></text:p>
      <text:p text:style-name="P4">$CRGA R10; // register Selection</text:p>
      <text:p text:style-name="P4">$PRCI 123; // enter values in the register</text:p>
      <text:p text:style-name="P5">$ADDA R10; // Entering values into <text:span text:style-name="T4">accumulator</text:span></text:p>
      <text:p text:style-name="P5">$PUTA // Output values of the <text:span text:style-name="T4">accumulator</text:span></text:p>
      <text:p text:style-name="P4">_END // end of program</text:p>
      <text:p text:style-name="P4">_RUN // Interpre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sou" svg:font-family="Csou"/>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20:59:53.305000000</meta:creation-date>
    <dc:date>2019-03-14T21:32:44.718000000</dc:date>
    <meta:editing-duration>PT47S</meta:editing-duration>
    <meta:editing-cycles>1</meta:editing-cycles>
    <meta:document-statistic meta:table-count="0" meta:image-count="0" meta:object-count="0" meta:page-count="5" meta:paragraph-count="147" meta:word-count="1119" meta:character-count="6448" meta:non-whitespace-character-count="5188"/>
    <meta:generator>LibreOffice/6.1.4.2$Windows_x86 LibreOffice_project/9d0f32d1f0b509096fd65e0d4bec26ddd1938fd3</meta:generator>
  </office:meta>
</office:document-meta>
</file>